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7938in" table:align="right"/>
    </style:style>
    <style:style style:name="Table1.A" style:family="table-column">
      <style:table-column-properties style:column-width="1.2514in"/>
    </style:style>
    <style:style style:name="Table1.B" style:family="table-column">
      <style:table-column-properties style:column-width="1.391in"/>
    </style:style>
    <style:style style:name="Table1.C" style:family="table-column">
      <style:table-column-properties style:column-width="1.3819in"/>
    </style:style>
    <style:style style:name="Table1.D" style:family="table-column">
      <style:table-column-properties style:column-width="1.3826in"/>
    </style:style>
    <style:style style:name="Table1.E" style:family="table-column">
      <style:table-column-properties style:column-width="1.3868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background-color="#6666ff" fo:padding="0.0382in" fo:border-left="0.05pt solid #000000" fo:border-right="none" fo:border-top="none" fo:border-bottom="0.05pt solid #000000">
        <style:background-image/>
      </style:table-cell-properties>
    </style:style>
    <style:style style:name="Table1.E2" style:family="table-cell">
      <style:table-cell-properties fo:background-color="#6666ff" fo:padding="0.0382in" fo:border-left="0.05pt solid #000000" fo:border-right="0.05pt solid #000000" fo:border-top="none" fo:border-bottom="0.05pt solid #000000">
        <style:background-image/>
      </style:table-cell-properties>
    </style:style>
    <style:style style:name="Table1.B3" style:family="table-cell">
      <style:table-cell-properties fo:background-color="#00cccc" fo:padding="0.0382in" fo:border-left="0.05pt solid #000000" fo:border-right="none" fo:border-top="none" fo:border-bottom="0.05pt solid #000000">
        <style:background-image/>
      </style:table-cell-properties>
    </style:style>
    <style:style style:name="Table1.E3" style:family="table-cell">
      <style:table-cell-properties fo:background-color="#00cccc" fo:padding="0.0382in" fo:border-left="0.05pt solid #000000" fo:border-right="0.05pt solid #000000" fo:border-top="none" fo:border-bottom="0.05pt solid #000000">
        <style:background-image/>
      </style:table-cell-properties>
    </style:style>
    <style:style style:name="Table1.E4" style:family="table-cell">
      <style:table-cell-properties fo:padding="0.0382in" fo:border-left="0.05pt solid #000000" fo:border-right="0.05pt solid #000000" fo:border-top="none" fo:border-bottom="0.05pt solid #000000"/>
    </style:style>
    <style:style style:name="Table1.5" style:family="table-row">
      <style:table-row-properties style:min-row-height="0.2986in"/>
    </style:style>
    <style:style style:name="Table1.E5"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5637a" officeooo:paragraph-rsid="0015637a"/>
    </style:style>
    <style:style style:name="P2" style:family="paragraph" style:parent-style-name="Standard">
      <style:paragraph-properties fo:text-align="center" style:justify-single-word="false"/>
      <style:text-properties officeooo:rsid="0015637a" officeooo:paragraph-rsid="0015637a"/>
    </style:style>
    <style:style style:name="P3" style:family="paragraph" style:parent-style-name="Standard">
      <style:text-properties officeooo:rsid="0015637a" officeooo:paragraph-rsid="00170f81"/>
    </style:style>
    <style:style style:name="P4" style:family="paragraph" style:parent-style-name="Standard">
      <style:text-properties officeooo:rsid="0015637a" officeooo:paragraph-rsid="0018b1ac"/>
    </style:style>
    <style:style style:name="P5" style:family="paragraph" style:parent-style-name="Standard">
      <style:text-properties fo:font-style="italic" officeooo:rsid="0015637a" officeooo:paragraph-rsid="0015637a" style:font-style-asian="italic" style:font-style-complex="italic"/>
    </style:style>
    <style:style style:name="P6" style:family="paragraph" style:parent-style-name="Standard">
      <style:text-properties officeooo:rsid="0016e7b2" officeooo:paragraph-rsid="0015637a"/>
    </style:style>
    <style:style style:name="P7" style:family="paragraph" style:parent-style-name="Standard">
      <style:text-properties officeooo:rsid="0016e7b2" officeooo:paragraph-rsid="0016e7b2"/>
    </style:style>
    <style:style style:name="P8" style:family="paragraph" style:parent-style-name="Standard">
      <style:text-properties officeooo:rsid="00170550" officeooo:paragraph-rsid="00170550"/>
    </style:style>
    <style:style style:name="P9" style:family="paragraph" style:parent-style-name="Standard">
      <style:text-properties officeooo:rsid="00170f81" officeooo:paragraph-rsid="00170f81"/>
    </style:style>
    <style:style style:name="P10" style:family="paragraph" style:parent-style-name="Standard">
      <style:text-properties officeooo:rsid="0018b1ac" officeooo:paragraph-rsid="0018b1ac"/>
    </style:style>
    <style:style style:name="P11" style:family="paragraph" style:parent-style-name="Standard">
      <style:text-properties officeooo:rsid="001a9a5f" officeooo:paragraph-rsid="001a9a5f"/>
    </style:style>
    <style:style style:name="P12" style:family="paragraph" style:parent-style-name="Standard">
      <style:text-properties officeooo:rsid="001abd08" officeooo:paragraph-rsid="001abd08"/>
    </style:style>
    <style:style style:name="P13" style:family="paragraph" style:parent-style-name="Standard">
      <style:paragraph-properties fo:break-before="page"/>
      <style:text-properties officeooo:rsid="0018b1ac" officeooo:paragraph-rsid="0018b1ac"/>
    </style:style>
    <style:style style:name="P14" style:family="paragraph" style:parent-style-name="Title">
      <style:text-properties fo:font-size="26pt" style:font-size-asian="26pt" style:font-size-complex="26pt"/>
    </style:style>
    <style:style style:name="P15" style:family="paragraph" style:parent-style-name="Heading_20_3">
      <style:paragraph-properties fo:break-before="page"/>
    </style:style>
    <style:style style:name="P16" style:family="paragraph" style:parent-style-name="Table_20_Contents">
      <style:paragraph-properties fo:text-align="center" style:justify-single-word="false"/>
      <style:text-properties officeooo:rsid="0018b1ac" officeooo:paragraph-rsid="0018b1ac"/>
    </style:style>
    <style:style style:name="P17" style:family="paragraph" style:parent-style-name="Table_20_Contents">
      <style:paragraph-properties fo:text-align="center" style:justify-single-word="false"/>
      <style:text-properties fo:font-weight="bold" officeooo:rsid="0018b1ac" officeooo:paragraph-rsid="0018b1ac" style:font-weight-asian="bold" style:font-weight-complex="bold"/>
    </style:style>
    <style:style style:name="P18" style:family="paragraph" style:parent-style-name="Table_20_Contents">
      <style:paragraph-properties fo:text-align="center" style:justify-single-word="false"/>
      <style:text-properties fo:font-weight="bold" officeooo:rsid="00170f81" officeooo:paragraph-rsid="00170f81" style:font-weight-asian="bold" style:font-weight-complex="bold"/>
    </style:style>
    <style:style style:name="T1" style:family="text">
      <style:text-properties officeooo:rsid="0015637a"/>
    </style:style>
    <style:style style:name="T2" style:family="text">
      <style:text-properties style:text-position="sub 58%"/>
    </style:style>
    <style:style style:name="T3" style:family="text">
      <style:text-properties style:text-position="sub 58%" officeooo:rsid="0015637a"/>
    </style:style>
    <style:style style:name="T4" style:family="text">
      <style:text-properties officeooo:rsid="0016e7b2"/>
    </style:style>
    <style:style style:name="T5" style:family="text">
      <style:text-properties fo:font-size="10pt" style:font-size-asian="10pt" style:font-size-complex="10pt"/>
    </style:style>
    <style:style style:name="T6" style:family="text">
      <style:text-properties style:text-position="super 58%"/>
    </style:style>
    <style:style style:name="T7" style:family="text">
      <style:text-properties style:text-position="super 58%" officeooo:rsid="0016e7b2"/>
    </style:style>
    <style:style style:name="T8" style:family="text">
      <style:text-properties officeooo:rsid="00170550"/>
    </style:style>
    <style:style style:name="T9" style:family="text">
      <style:text-properties officeooo:rsid="00170f81"/>
    </style:style>
    <style:style style:name="T10" style:family="text">
      <style:text-properties style:text-position="0% 100%"/>
    </style:style>
    <style:style style:name="T11" style:family="text">
      <style:text-properties style:text-position="0% 100%" officeooo:rsid="00170f81"/>
    </style:style>
    <style:style style:name="T12" style:family="text">
      <style:text-properties style:text-position="0% 100%" officeooo:rsid="001c029d"/>
    </style:style>
    <style:style style:name="T13" style:family="text">
      <style:text-properties style:text-position="0% 100%" officeooo:rsid="001abd08"/>
    </style:style>
    <style:style style:name="T14" style:family="text">
      <style:text-properties officeooo:rsid="0018b1ac"/>
    </style:style>
    <style:style style:name="T15" style:family="text">
      <style:text-properties fo:color="#00cccc"/>
    </style:style>
    <style:style style:name="T16" style:family="text">
      <style:text-properties fo:color="#6666ff" style:text-position="0% 100%"/>
    </style:style>
    <style:style style:name="T17" style:family="text">
      <style:text-properties officeooo:rsid="001abd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Grounding of Causality to<text:span text:style-name="T1"> The Present</text:span></text:p>
      <text:p text:style-name="P2">by Sven Nilsen, 2021</text:p>
      <text:p text:style-name="P1"/>
      <text:p text:style-name="P5">In this paper I use the Time Interpretation of Path Semantical Logic to ground causality to the present.</text:p>
      <text:p text:style-name="P1"/>
      <text:p text:style-name="P1">For <text:span text:style-name="T8">any theorem</text:span> of <text:span text:style-name="T4">Propositional Logic</text:span><text:span text:style-name="T7"><text:reference-ref text:reference-format="text" text:ref-name="propositional calculus">[1]</text:reference-ref></text:span>, there is a <text:span text:style-name="T4">relative </text:span>equivalence class of the law.</text:p>
      <text:p text:style-name="P1"/>
      <text:p text:style-name="P1">For example:</text:p>
      <text:p text:style-name="P1"/>
      <text:p text:style-name="P1"><text:tab/>(a =&gt; b) ∧ a <text:s/>=&gt; <text:s/>b<text:tab/><text:tab/><text:tab/><text:tab/>Modus ponens</text:p>
      <text:p text:style-name="P1"><text:tab/>((a =&gt; b) = c) ∧ (a = c) <text:s/>=&gt; <text:s/>(b = c)<text:tab/><text:tab/>Modus ponens relative to `c`</text:p>
      <text:p text:style-name="P1"/>
      <text:p text:style-name="P7">In the Time Interpretation<text:span text:style-name="T6"><text:reference-ref text:reference-format="text" text:ref-name="time interpretation">[2]</text:reference-ref></text:span> of Path Semantical Logic<text:span text:style-name="T6"><text:reference-ref text:reference-format="text" text:ref-name="path semantical logic">[3]</text:reference-ref></text:span>, there is a question that comes to mind:<text:line-break/>What if truth is grounded relative to different moments?</text:p>
      <text:p text:style-name="P7"/>
      <text:p text:style-name="P8">In particular, what I am interested in is how causality is grounded.<text:line-break/>Causality is an implication `=&gt;` <text:span text:style-name="T9">from one layer to some later layer.</text:span></text:p>
      <text:p text:style-name="P8"/>
      <text:p text:style-name="P9">The <text:span text:style-name="T14">core axiom</text:span> is a theorem in Path Semantical Logic:</text:p>
      <text:p text:style-name="P9"/>
      <text:p text:style-name="P9"><text:tab/><text:span text:style-name="T1">(a</text:span><text:span text:style-name="T3">1</text:span><text:span text:style-name="T1">, a</text:span><text:span text:style-name="T3">2</text:span><text:span text:style-name="T1">) (b</text:span><text:span text:style-name="T3">1</text:span><text:span text:style-name="T1">, b</text:span><text:span text:style-name="T3">2</text:span><text:span text:style-name="T1">, t</text:span><text:span text:style-name="T3">2</text:span><text:span text:style-name="T1">, d):</text:span></text:p>
      <text:p text:style-name="P4"><text:tab/><text:span text:style-name="T9">(</text:span>a<text:span text:style-name="T2">1</text:span> = a<text:span text:style-name="T2">2</text:span><text:span text:style-name="T11">) </text:span><text:span text:style-name="T10">∧ </text:span><text:span text:style-name="T9">(</text:span>b<text:span text:style-name="T2">1</text:span> = b<text:span text:style-name="T2">2</text:span><text:span text:style-name="T11">)<text:line-break/><text:tab/></text:span><text:span text:style-name="T9">(</text:span>a<text:span text:style-name="T2">1</text:span> =&gt; b<text:span text:style-name="T2">1</text:span><text:span text:style-name="T11">) </text:span><text:span text:style-name="T10">∧ </text:span><text:span text:style-name="T9">(</text:span>a<text:span text:style-name="T2">2</text:span> =&gt; b<text:span text:style-name="T2">2</text:span><text:span text:style-name="T11">)</text:span></text:p>
      <text:p text:style-name="P3"><text:tab/>--------------------------</text:p>
      <text:p text:style-name="P3"><text:tab/>b<text:span text:style-name="T2">1</text:span> = b<text:span text:style-name="T2">2</text:span></text:p>
      <text:p text:style-name="P3"/>
      <text:p text:style-name="P10">Investigating the core axiom relative to different propositions:</text:p>
      <text:p text:style-name="P1"/>
      <text:p text:style-name="P1"><text:tab/>(a<text:span text:style-name="T2">1</text:span>, a<text:span text:style-name="T2">2</text:span>, t<text:span text:style-name="T2">1</text:span>, c) (b<text:span text:style-name="T2">1</text:span>, b<text:span text:style-name="T2">2</text:span>, t<text:span text:style-name="T2">2</text:span>, d):</text:p>
      <text:p text:style-name="P3"><text:tab/>(a<text:span text:style-name="T2">1</text:span> = a<text:span text:style-name="T2">2</text:span>) = t<text:span text:style-name="T2">1</text:span><text:span text:style-name="T10"> <text:s/>∧ <text:s/></text:span>(b<text:span text:style-name="T2">1</text:span> = b<text:span text:style-name="T2">2</text:span>) = t<text:span text:style-name="T2">2</text:span></text:p>
      <text:p text:style-name="P1"/>
      <text:p text:style-name="P1"><text:tab/>for x, y in {t<text:span text:style-name="T2">1</text:span>, t<text:span text:style-name="T2">2</text:span>, c, d} {</text:p>
      <text:p text:style-name="P3"><text:tab/><text:tab/>(a<text:span text:style-name="T2">1</text:span> =&gt; b<text:span text:style-name="T2">1</text:span>) = x <text:s/>∧ <text:s/>(a<text:span text:style-name="T2">2</text:span> =&gt; b<text:span text:style-name="T2">2</text:span>) = x</text:p>
      <text:p text:style-name="P1"><text:tab/><text:tab/>-------------------------------------</text:p>
      <text:p text:style-name="P1"><text:tab/><text:tab/>(b<text:span text:style-name="T2">1</text:span> = b<text:span text:style-name="T2">2</text:span>) = y</text:p>
      <text:p text:style-name="P1"><text:tab/>}</text:p>
      <text:p text:style-name="P1"/>
      <text:p text:style-name="P12">Here, the propositions `t<text:span text:style-name="T2">1</text:span>` and `t<text:span text:style-name="T2">2</text:span>` might be thought of as a clocks in which different moments different equalities hold. Some simple physical system is changing over time from `a<text:span text:style-name="T2">1</text:span> = a<text:span text:style-name="T2">2</text:span>` to `b<text:span text:style-name="T2">1</text:span> = b<text:span text:style-name="T2">2</text:span>`.</text:p>
      <text:p text:style-name="P12"/>
      <text:p text:style-name="P12">The propositions `c` and `d` are added as a control reference.</text:p>
      <text:p text:style-name="P11"/>
      <text:p text:style-name="P11">On the next page I will take a look at the generated truth table.</text:p>
      <text:p text:style-name="P13">Th<text:span text:style-name="T17">e previous program</text:span> generates the following truth table <text:span text:style-name="T17">over `x` and `y`</text:span>:</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7"/>
          </table:table-cell>
          <table:table-cell table:style-name="Table1.A1" office:value-type="string">
            <text:p text:style-name="P18"><text:span text:style-name="T14">x = </text:span>t<text:span text:style-name="T2">1</text:span></text:p>
          </table:table-cell>
          <table:table-cell table:style-name="Table1.A1" office:value-type="string">
            <text:p text:style-name="P18"><text:span text:style-name="T14">x = </text:span>t<text:span text:style-name="T2">2</text:span></text:p>
          </table:table-cell>
          <table:table-cell table:style-name="Table1.A1" office:value-type="string">
            <text:p text:style-name="P18"><text:span text:style-name="T14">x = </text:span>c</text:p>
          </table:table-cell>
          <table:table-cell table:style-name="Table1.E1" office:value-type="string">
            <text:p text:style-name="P18"><text:span text:style-name="T14">x = </text:span>d</text:p>
          </table:table-cell>
        </table:table-row>
        <table:table-row>
          <table:table-cell table:style-name="Table1.A2" office:value-type="string">
            <text:p text:style-name="P18"><text:span text:style-name="T14">y = </text:span>t<text:span text:style-name="T2">1</text:span></text:p>
          </table:table-cell>
          <table:table-cell table:style-name="Table1.A2" office:value-type="string">
            <text:p text:style-name="P16">true</text:p>
          </table:table-cell>
          <table:table-cell table:style-name="Table1.C2" office:value-type="string">
            <text:p text:style-name="P16">false</text:p>
          </table:table-cell>
          <table:table-cell table:style-name="Table1.C2" office:value-type="string">
            <text:p text:style-name="P16">false</text:p>
          </table:table-cell>
          <table:table-cell table:style-name="Table1.E2" office:value-type="string">
            <text:p text:style-name="P16">false</text:p>
          </table:table-cell>
        </table:table-row>
        <table:table-row>
          <table:table-cell table:style-name="Table1.A2" office:value-type="string">
            <text:p text:style-name="P18"><text:span text:style-name="T14">y = </text:span>t<text:span text:style-name="T2">2</text:span></text:p>
          </table:table-cell>
          <table:table-cell table:style-name="Table1.B3" office:value-type="string">
            <text:p text:style-name="P16">true</text:p>
          </table:table-cell>
          <table:table-cell table:style-name="Table1.B3" office:value-type="string">
            <text:p text:style-name="P16">true</text:p>
          </table:table-cell>
          <table:table-cell table:style-name="Table1.B3" office:value-type="string">
            <text:p text:style-name="P16">true</text:p>
          </table:table-cell>
          <table:table-cell table:style-name="Table1.E3" office:value-type="string">
            <text:p text:style-name="P16">true</text:p>
          </table:table-cell>
        </table:table-row>
        <table:table-row>
          <table:table-cell table:style-name="Table1.A2" office:value-type="string">
            <text:p text:style-name="P18"><text:span text:style-name="T14">y = </text:span>c</text:p>
          </table:table-cell>
          <table:table-cell table:style-name="Table1.A2" office:value-type="string">
            <text:p text:style-name="P16">false</text:p>
          </table:table-cell>
          <table:table-cell table:style-name="Table1.A2" office:value-type="string">
            <text:p text:style-name="P16">false</text:p>
          </table:table-cell>
          <table:table-cell table:style-name="Table1.A2" office:value-type="string">
            <text:p text:style-name="P16">false</text:p>
          </table:table-cell>
          <table:table-cell table:style-name="Table1.E4" office:value-type="string">
            <text:p text:style-name="P16">false</text:p>
          </table:table-cell>
        </table:table-row>
        <table:table-row table:style-name="Table1.5">
          <table:table-cell table:style-name="Table1.A2" office:value-type="string">
            <text:p text:style-name="P18"><text:span text:style-name="T14">y = </text:span>d</text:p>
          </table:table-cell>
          <table:table-cell table:style-name="Table1.A2" office:value-type="string">
            <text:p text:style-name="P16">false</text:p>
          </table:table-cell>
          <table:table-cell table:style-name="Table1.A2" office:value-type="string">
            <text:p text:style-name="P16">false</text:p>
          </table:table-cell>
          <table:table-cell table:style-name="Table1.A2" office:value-type="string">
            <text:p text:style-name="P16">false</text:p>
          </table:table-cell>
          <table:table-cell table:style-name="Table1.E5" office:value-type="string">
            <text:p text:style-name="P16">false</text:p>
          </table:table-cell>
        </table:table-row>
      </table:table>
      <text:p text:style-name="P1"/>
      <text:p text:style-name="P10">The cells with <text:span text:style-name="T15">turqoise</text:span> background are tautologies, because of the assumption `<text:span text:style-name="T1">(b</text:span><text:span text:style-name="T3">1</text:span><text:span text:style-name="T1"> = b</text:span><text:span text:style-name="T3">2</text:span><text:span text:style-name="T1">) = t</text:span><text:span text:style-name="T3">2</text:span><text:span text:style-name="T10">`.</text:span></text:p>
      <text:p text:style-name="P10"><text:span text:style-name="T10"/></text:p>
      <text:p text:style-name="P11"><text:span text:style-name="T10">What is interesting the cells with </text:span><text:span text:style-name="T16">blue</text:span><text:span text:style-name="T10"> background, because they show that the equality does not propagate to the later layer when causation is relative to some proposition other than `t</text:span><text:span text:style-name="T2">1</text:span><text:span text:style-name="T10">`.</text:span></text:p>
      <text:p text:style-name="P11"><text:span text:style-name="T10"/></text:p>
      <text:p text:style-name="P12"><text:span text:style-name="T10">When `x = t</text:span><text:span text:style-name="T2">1</text:span><text:span text:style-name="T10">`, it synchronises `t</text:span><text:span text:style-name="T2">1</text:span><text:span text:style-name="T10">` with `t</text:span><text:span text:style-name="T2">2</text:span><text:span text:style-name="T10">`. The equality `b</text:span><text:span text:style-name="T2">1</text:span><text:span text:style-name="T10"> = b</text:span><text:span text:style-name="T2">2</text:span><text:span text:style-name="T10">` </text:span><text:span text:style-name="T12">becomes</text:span><text:span text:style-name="T10"> true in both moments.</text:span></text:p>
      <text:p text:style-name="P11"><text:span text:style-name="T10"/></text:p>
      <text:p text:style-name="P11"><text:span text:style-name="T10">This means that causality is grounded to the present moment.</text:span></text:p>
      <text:p text:style-name="P11"><text:span text:style-name="T10"/></text:p>
      <text:p text:style-name="P11"><text:span text:style-name="T10">Philosophically, this could have implications for how we think about time.</text:span></text:p>
      <text:p text:style-name="P11"><text:span text:style-name="T10">If the current moment was caused by some previous moment,</text:span></text:p>
      <text:p text:style-name="P11"><text:span text:style-name="T10">it must have been true that it was caused in the previous moment.</text:span></text:p>
      <text:p text:style-name="P11"><text:span text:style-name="T10">With other words, causation “knows about” the next moment in every moment.</text:span></text:p>
      <text:p text:style-name="P11"><text:span text:style-name="T10"/></text:p>
      <text:p text:style-name="P11"><text:span text:style-name="T10">It the current moment, it does not matter whether the causation </text:span><text:span text:style-name="T12">from the past</text:span><text:span text:style-name="T10"> is “true” in the same sense. </text:span><text:span text:style-name="T13">This is because </text:span><text:span text:style-name="T12">if the causation from the past is “true” in the previous moment, then it is “true” in the current moment. However, if the causation from the past is “true” in the current moment, one can not prove that it was “true” in the previous moment. It is unprovable as long the previous equality is not provable in the current moment.</text:span></text:p>
      <text:h text:style-name="P15" text:outline-level="3">References:</text:h>
      <text:p text:style-name="P6"/>
      <text:p text:style-name="P7"><text:reference-mark-start text:name="propositional calculus"/>[1]<text:reference-mark-end text:name="propositional calculus"/><text:tab/>“Propositional calculus”</text:p>
      <text:p text:style-name="P7"><text:tab/>Wikipedia</text:p>
      <text:p text:style-name="P7"><text:tab/><text:a xlink:type="simple" xlink:href="https://en.wikipedia.org/wiki/Propositional_calculus" text:style-name="Internet_20_link" text:visited-style-name="Visited_20_Internet_20_Link"><text:span text:style-name="T5">https://en.wikipedia.org/wiki/Propositional_calculus</text:span></text:a></text:p>
      <text:p text:style-name="P7"/>
      <text:p text:style-name="P7"><text:reference-mark-start text:name="time interpretation"/>[2]<text:reference-mark-end text:name="time interpretation"/><text:tab/>“Time Interpretation”</text:p>
      <text:p text:style-name="P7"><text:tab/>Sven Nilsen, 2021</text:p>
      <text:p text:style-name="P7"><text:tab/><text:a xlink:type="simple" xlink:href="https://github.com/advancedresearch/path_semantics/blob/master/papers-wip2/time-interpretation.pdf" text:style-name="Internet_20_link" text:visited-style-name="Visited_20_Internet_20_Link"><text:span text:style-name="T5">https://github.com/advancedresearch/path_semantics/blob/master/papers-wip2/time-interpretation.pdf</text:span></text:a></text:p>
      <text:p text:style-name="P7"/>
      <text:p text:style-name="P7"><text:reference-mark-start text:name="path semantical logic"/>[3]<text:reference-mark-end text:name="path semantical logic"/><text:tab/>“Path Semantical Logic”</text:p>
      <text:p text:style-name="P7"><text:tab/>AdvancedResearch – Reading sequence on Path Semantics</text:p>
      <text:p text:style-name="P7"><text:tab/><text:a xlink:type="simple" xlink:href="https://github.com/advancedresearch/path_semantics/blob/master/sequences.md#path-semantical-logic" text:style-name="Internet_20_link" text:visited-style-name="Visited_20_Internet_20_Link"><text:span text:style-name="T5">https://github.com/advancedresearch/path_semantics/blob/master/sequences.md#path-semantical-logic</text:span></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0T08:36:37.355576000</meta:creation-date>
    <dc:date>2021-05-20T09:54:16.905144000</dc:date>
    <meta:editing-duration>PT5M15S</meta:editing-duration>
    <meta:editing-cycles>1</meta:editing-cycles>
    <meta:document-statistic meta:table-count="1" meta:image-count="0" meta:object-count="0" meta:page-count="3" meta:paragraph-count="69" meta:word-count="551" meta:character-count="3178" meta:non-whitespace-character-count="2660"/>
    <meta:generator>LibreOffice/5.1.2.2$MacOSX_X86_64 LibreOffice_project/d3bf12ecb743fc0d20e0be0c58ca359301eb705f</meta:generator>
  </office:meta>
</office:document-meta>
</file>